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Nimbus Roman No9 L" svg:font-family="'Nimbus Roman No9 L'" style:font-family-generic="roman" style:font-pitch="variable"/>
    <style:font-face style:name="DejaVu Sans1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cm" svg:stroke-color="#009900" draw:fill="none" draw:textarea-vertical-align="middle" fo:padding-top="0.225cm" fo:padding-bottom="0.225cm" fo:padding-left="0.35cm" fo:padding-right="0.35cm"/>
    </style:style>
    <style:style style:name="gr2" style:family="graphic" style:parent-style-name="objectwithoutfill">
      <style:graphic-properties svg:stroke-width="0.2cm" svg:stroke-color="#ff3333" draw:fill="none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true" fo:min-height="0cm" fo:min-width="0cm" fo:padding-top="0.225cm" fo:padding-bottom="0.225cm" fo:padding-left="0.35cm" fo:padding-right="0.35cm"/>
    </style:style>
    <style:style style:name="gr4" style:family="graphic" style:parent-style-name="objectwithoutfill">
      <style:graphic-properties svg:stroke-width="0.1cm" svg:stroke-color="#000000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marker-start="Arrow" draw:marker-start-width="0.3cm" draw:marker-end="Arrow" draw:marker-end-width="0.3cm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width="0.1cm" svg:stroke-color="#000000" draw:fill="none" draw:fill-color="#ffffff" fo:min-height="3.05cm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4.893cm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000000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12" style:family="graphic" style:parent-style-name="objectwithoutfill">
      <style:graphic-properties draw:stroke="dash" draw:stroke-dash="Fine_20_Dashed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fo:min-height="0.7cm"/>
    </style:style>
    <style:style style:name="gr14" style:family="graphic" style:parent-style-name="objectwithoutfill">
      <style:graphic-properties draw:stroke="dash" draw:stroke-dash="Fine_20_Dashed"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16" style:family="graphic" style:parent-style-name="standard">
      <style:graphic-properties svg:stroke-width="0.2cm" draw:marker-start-width="0.5cm" draw:marker-end-width="0.5cm" draw:textarea-horizontal-align="justify" draw:textarea-vertical-align="middle" draw:auto-grow-height="false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style:text-properties fo:font-size="13pt" style:font-size-asian="13pt" style:font-size-complex="13pt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P4" style:family="paragraph">
      <style:text-properties fo:font-size="14pt" style:font-size-asian="14pt" style:font-size-complex="14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cm" svg:y1="7.091cm" svg:x2="2.4cm" svg:y2="7.091cm">
          <text:p/>
        </draw:line>
        <draw:line draw:style-name="gr1" draw:text-style-name="P1" draw:layer="layout" svg:x1="3cm" svg:y1="10.091cm" svg:x2="2.4cm" svg:y2="10.091cm">
          <text:p/>
        </draw:line>
        <draw:line draw:style-name="gr1" draw:text-style-name="P1" draw:layer="layout" svg:x1="3cm" svg:y1="13.091cm" svg:x2="2.4cm" svg:y2="13.091cm">
          <text:p/>
        </draw:line>
        <draw:line draw:style-name="gr1" draw:text-style-name="P1" draw:layer="layout" svg:x1="3cm" svg:y1="16.091cm" svg:x2="2.4cm" svg:y2="16.091cm">
          <text:p/>
        </draw:line>
        <draw:line draw:style-name="gr1" draw:text-style-name="P1" draw:layer="layout" svg:x1="2.3cm" svg:y1="25.4cm" svg:x2="2.3cm" svg:y2="6.991cm">
          <text:p/>
        </draw:line>
        <draw:line draw:style-name="gr2" draw:text-style-name="P1" draw:layer="layout" svg:x1="3cm" svg:y1="14.891cm" svg:x2="1.7cm" svg:y2="14.891cm">
          <text:p/>
        </draw:line>
        <draw:line draw:style-name="gr2" draw:text-style-name="P1" draw:layer="layout" svg:x1="3cm" svg:y1="11.891cm" svg:x2="1.7cm" svg:y2="11.891cm">
          <text:p/>
        </draw:line>
        <draw:line draw:style-name="gr2" draw:text-style-name="P1" draw:layer="layout" svg:x1="3cm" svg:y1="8.891cm" svg:x2="1.7cm" svg:y2="8.891cm">
          <text:p/>
        </draw:line>
        <draw:line draw:style-name="gr2" draw:text-style-name="P1" draw:layer="layout" svg:x1="3cm" svg:y1="5.891cm" svg:x2="1.7cm" svg:y2="5.891cm">
          <text:p/>
        </draw:line>
        <draw:line draw:style-name="gr2" draw:text-style-name="P1" draw:layer="layout" svg:x1="1.7cm" svg:y1="24.2cm" svg:x2="1.6cm" svg:y2="5.791cm">
          <text:p/>
        </draw:line>
        <draw:frame draw:style-name="gr3" draw:text-style-name="P2" draw:layer="layout" svg:width="1.337cm" svg:height="0.98cm" svg:x="1.9cm" svg:y="6.291cm">
          <draw:text-box>
            <text:p><text:span text:style-name="T1">I²C</text:span></text:p>
          </draw:text-box>
        </draw:frame>
        <draw:frame draw:style-name="gr3" draw:text-style-name="P2" draw:layer="layout" svg:width="2.078cm" svg:height="0.98cm" svg:x="1.2cm" svg:y="5.091cm">
          <draw:text-box>
            <text:p><text:span text:style-name="T1">Power</text:span></text:p>
          </draw:text-box>
        </draw:frame>
        <draw:line draw:style-name="gr4" draw:text-style-name="P3" draw:layer="layout" svg:x1="7cm" svg:y1="5.691cm" svg:x2="9.1cm" svg:y2="5.691cm">
          <text:p/>
        </draw:line>
        <draw:line draw:style-name="gr4" draw:text-style-name="P3" draw:layer="layout" svg:x1="10.4cm" svg:y1="4.1cm" svg:x2="10.4cm" svg:y2="5.3cm">
          <text:p/>
        </draw:line>
        <draw:line draw:style-name="gr4" draw:text-style-name="P3" draw:layer="layout" svg:x1="10.7cm" svg:y1="4.2cm" svg:x2="10.4cm" svg:y2="4.5cm">
          <text:p/>
        </draw:line>
        <draw:line draw:style-name="gr4" draw:text-style-name="P3" draw:layer="layout" svg:x1="10.1cm" svg:y1="4.2cm" svg:x2="10.4cm" svg:y2="4.5cm">
          <text:p/>
        </draw:line>
        <draw:frame draw:style-name="gr5" draw:text-style-name="P2" draw:layer="layout" svg:width="1.457cm" svg:height="0.88cm" svg:x="10.643cm" svg:y="5.22cm">
          <draw:text-box>
            <text:p><text:span text:style-name="T1">Wifi</text:span></text:p>
          </draw:text-box>
        </draw:frame>
        <draw:custom-shape draw:style-name="gr6" draw:text-style-name="P3" draw:layer="layout" svg:width="1cm" svg:height="1cm" svg:x="8cm" svg:y="7.491cm">
          <text:p text:style-name="P1"><text:span text:style-name="T1">M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8.9cm" svg:y1="7.691cm" svg:x2="9.2cm" svg:y2="7.491cm">
          <text:p/>
        </draw:line>
        <draw:line draw:style-name="gr4" draw:text-style-name="P3" draw:layer="layout" svg:x1="7.8cm" svg:y1="8.491cm" svg:x2="8.1cm" svg:y2="8.291cm">
          <text:p/>
        </draw:line>
        <draw:custom-shape draw:style-name="gr6" draw:text-style-name="P3" draw:layer="layout" svg:width="1cm" svg:height="1cm" svg:x="10cm" svg:y="7.491cm">
          <text:p text:style-name="P1"><text:span text:style-name="T1">M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0.9cm" svg:y1="7.691cm" svg:x2="11.2cm" svg:y2="7.491cm">
          <text:p/>
        </draw:line>
        <draw:line draw:style-name="gr4" draw:text-style-name="P3" draw:layer="layout" svg:x1="9.8cm" svg:y1="8.491cm" svg:x2="10.1cm" svg:y2="8.291cm">
          <text:p/>
        </draw:line>
        <draw:line draw:style-name="gr4" draw:text-style-name="P3" draw:layer="layout" svg:x1="7cm" svg:y1="8.791cm" svg:x2="8.5cm" svg:y2="8.791cm">
          <text:p/>
        </draw:line>
        <draw:line draw:style-name="gr4" draw:text-style-name="P3" draw:layer="layout" svg:x1="8.5cm" svg:y1="8.491cm" svg:x2="8.5cm" svg:y2="8.791cm">
          <text:p/>
        </draw:line>
        <draw:line draw:style-name="gr4" draw:text-style-name="P3" draw:layer="layout" svg:x1="7cm" svg:y1="9.091cm" svg:x2="10.5cm" svg:y2="9.091cm">
          <text:p/>
        </draw:line>
        <draw:line draw:style-name="gr4" draw:text-style-name="P3" draw:layer="layout" svg:x1="10.5cm" svg:y1="8.491cm" svg:x2="10.5cm" svg:y2="9.091cm">
          <text:p/>
        </draw:line>
        <draw:frame draw:style-name="gr5" draw:text-style-name="P2" draw:layer="layout" svg:width="4.103cm" svg:height="0.88cm" svg:x="11.4cm" svg:y="7.591cm">
          <draw:text-box>
            <text:p><text:span text:style-name="T1">Mowing motors</text:span></text:p>
          </draw:text-box>
        </draw:frame>
        <draw:custom-shape draw:style-name="gr6" draw:text-style-name="P3" draw:layer="layout" svg:width="1cm" svg:height="1cm" svg:x="12cm" svg:y="8.991cm">
          <text:p text:style-name="P1"><text:span text:style-name="T1">M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5.365cm" svg:height="0.88cm" svg:x="13.835cm" svg:y="9.02cm">
          <draw:text-box>
            <text:p><text:span text:style-name="T1">Mower height <text:s/>motor</text:span></text:p>
          </draw:text-box>
        </draw:frame>
        <draw:line draw:style-name="gr4" draw:text-style-name="P3" draw:layer="layout" svg:x1="12cm" svg:y1="9.491cm" svg:x2="7cm" svg:y2="9.491cm">
          <text:p/>
        </draw:line>
        <draw:line draw:style-name="gr7" draw:text-style-name="P3" draw:layer="layout" svg:x1="13.3cm" svg:y1="8.791cm" svg:x2="13.3cm" svg:y2="10.191cm">
          <text:p/>
        </draw:line>
        <draw:line draw:style-name="gr4" draw:text-style-name="P3" draw:layer="layout" svg:x1="13.3cm" svg:y1="9.491cm" svg:x2="13.8cm" svg:y2="9.491cm">
          <text:p/>
        </draw:line>
        <draw:line draw:style-name="gr4" draw:text-style-name="P3" draw:layer="layout" svg:x1="7cm" svg:y1="10.291cm" svg:x2="13.8cm" svg:y2="10.291cm">
          <text:p/>
        </draw:line>
        <draw:line draw:style-name="gr4" draw:text-style-name="P3" draw:layer="layout" svg:x1="13.8cm" svg:y1="9.491cm" svg:x2="13.8cm" svg:y2="10.291cm">
          <text:p/>
        </draw:line>
        <draw:frame draw:style-name="gr5" draw:text-style-name="P2" draw:layer="layout" svg:width="5.424cm" svg:height="0.88cm" svg:x="13.876cm" svg:y="9.711cm">
          <draw:text-box>
            <text:p><text:span text:style-name="T1">Height measurement</text:span></text:p>
          </draw:text-box>
        </draw:frame>
        <draw:custom-shape draw:style-name="gr6" draw:text-style-name="P3" draw:layer="layout" svg:width="1cm" svg:height="1cm" svg:x="7.6cm" svg:y="10.791cm">
          <text:p text:style-name="P1"><text:span text:style-name="T1">M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cm" svg:height="1cm" svg:x="9.1cm" svg:y="10.791cm">
          <text:p text:style-name="P1"><text:span text:style-name="T1">M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cm" svg:height="1cm" svg:x="10.7cm" svg:y="10.791cm">
          <text:p text:style-name="P1"><text:span text:style-name="T1">M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cm" svg:height="1cm" svg:x="12.2cm" svg:y="10.791cm">
          <text:p text:style-name="P1"><text:span text:style-name="T1">M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3.993cm" svg:height="0.88cm" svg:x="13.5cm" svg:y="10.891cm">
          <draw:text-box>
            <text:p><text:span text:style-name="T1">Driving motors</text:span></text:p>
          </draw:text-box>
        </draw:frame>
        <draw:line draw:style-name="gr4" draw:text-style-name="P3" draw:layer="layout" svg:x1="8.1cm" svg:y1="11.791cm" svg:x2="8.1cm" svg:y2="12.091cm">
          <text:p/>
        </draw:line>
        <draw:line draw:style-name="gr4" draw:text-style-name="P3" draw:layer="layout" svg:x1="7cm" svg:y1="12.091cm" svg:x2="8.1cm" svg:y2="12.091cm">
          <text:p/>
        </draw:line>
        <draw:line draw:style-name="gr4" draw:text-style-name="P3" draw:layer="layout" svg:x1="9.6cm" svg:y1="11.791cm" svg:x2="9.6cm" svg:y2="12.391cm">
          <text:p/>
        </draw:line>
        <draw:line draw:style-name="gr4" draw:text-style-name="P3" draw:layer="layout" svg:x1="7cm" svg:y1="12.391cm" svg:x2="9.6cm" svg:y2="12.391cm">
          <text:p/>
        </draw:line>
        <draw:line draw:style-name="gr4" draw:text-style-name="P3" draw:layer="layout" svg:x1="7cm" svg:y1="12.691cm" svg:x2="11.2cm" svg:y2="12.691cm">
          <text:p/>
        </draw:line>
        <draw:line draw:style-name="gr4" draw:text-style-name="P3" draw:layer="layout" svg:x1="7cm" svg:y1="12.991cm" svg:x2="12.7cm" svg:y2="12.991cm">
          <text:p/>
        </draw:line>
        <draw:line draw:style-name="gr4" draw:text-style-name="P3" draw:layer="layout" svg:x1="11.2cm" svg:y1="11.791cm" svg:x2="11.2cm" svg:y2="12.691cm">
          <text:p/>
        </draw:line>
        <draw:line draw:style-name="gr4" draw:text-style-name="P3" draw:layer="layout" svg:x1="12.7cm" svg:y1="11.791cm" svg:x2="12.7cm" svg:y2="12.991cm">
          <text:p/>
        </draw:line>
        <draw:custom-shape draw:style-name="gr8" draw:text-style-name="P3" draw:layer="layout" svg:width="1cm" svg:height="0.9cm" svg:x="13.7cm" svg:y="12.391cm">
          <text:p/>
          <draw:enhanced-geometry svg:viewBox="0 0 21600 21600" draw:type="block-arc" draw:modifiers="-159.429715288141 10336.989008347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4" draw:text-style-name="P3" draw:layer="layout" svg:x1="7cm" svg:y1="13.291cm" svg:x2="14.2cm" svg:y2="13.291cm">
          <text:p/>
        </draw:line>
        <draw:line draw:style-name="gr4" draw:text-style-name="P3" draw:layer="layout" svg:x1="14.2cm" svg:y1="12.691cm" svg:x2="14.2cm" svg:y2="13.291cm">
          <text:p/>
        </draw:line>
        <draw:line draw:style-name="gr4" draw:text-style-name="P3" draw:layer="layout" svg:x1="14.7cm" svg:y1="12.291cm" svg:x2="14.2cm" svg:y2="12.691cm">
          <text:p/>
        </draw:line>
        <draw:frame draw:style-name="gr5" draw:text-style-name="P2" draw:layer="layout" svg:width="5.221cm" svg:height="1.409cm" svg:x="14.9cm" svg:y="11.9cm">
          <draw:text-box>
            <text:p><text:span text:style-name="T1">Angle measurement</text:span></text:p>
            <text:p><text:span text:style-name="T1">for the kink steering</text:span></text:p>
          </draw:text-box>
        </draw:frame>
        <draw:custom-shape draw:style-name="gr8" draw:text-style-name="P3" draw:layer="layout" svg:width="0.6cm" svg:height="1cm" svg:x="7.6cm" svg:y="13.79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2cm" svg:height="0.1cm" svg:x="7.8cm" svg:y="13.69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6cm" svg:height="1cm" svg:x="8.7cm" svg:y="13.79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2cm" svg:height="0.1cm" svg:x="8.9cm" svg:y="13.691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7.9cm" svg:y1="14.791cm" svg:x2="7.9cm" svg:y2="14.991cm">
          <text:p/>
        </draw:line>
        <draw:line draw:style-name="gr4" draw:text-style-name="P3" draw:layer="layout" svg:x1="7cm" svg:y1="14.991cm" svg:x2="7.9cm" svg:y2="14.991cm">
          <text:p/>
        </draw:line>
        <draw:line draw:style-name="gr4" draw:text-style-name="P3" draw:layer="layout" svg:x1="7cm" svg:y1="15.191cm" svg:x2="9cm" svg:y2="15.191cm">
          <text:p/>
        </draw:line>
        <draw:line draw:style-name="gr4" draw:text-style-name="P3" draw:layer="layout" svg:x1="9cm" svg:y1="14.791cm" svg:x2="9cm" svg:y2="15.191cm">
          <text:p/>
        </draw:line>
        <draw:frame draw:style-name="gr5" draw:text-style-name="P2" draw:layer="layout" svg:width="9.924cm" svg:height="1.409cm" svg:x="9.3cm" svg:y="13.616cm">
          <draw:text-box>
            <text:p><text:span text:style-name="T1">USB power banks to keep the system </text:span></text:p>
            <text:p><text:span text:style-name="T1">running while changing the main battery</text:span></text:p>
          </draw:text-box>
        </draw:frame>
        <draw:line draw:style-name="gr4" draw:text-style-name="P3" draw:layer="layout" svg:x1="10cm" svg:y1="15.291cm" svg:x2="10cm" svg:y2="15.691cm">
          <text:p/>
        </draw:line>
        <draw:line draw:style-name="gr4" draw:text-style-name="P3" draw:layer="layout" svg:x1="10.4cm" svg:y1="15.291cm" svg:x2="10cm" svg:y2="15.291cm">
          <text:p/>
        </draw:line>
        <draw:line draw:style-name="gr4" draw:text-style-name="P3" draw:layer="layout" svg:x1="10.4cm" svg:y1="15.691cm" svg:x2="10cm" svg:y2="15.691cm">
          <text:p/>
        </draw:line>
        <draw:line draw:style-name="gr4" draw:text-style-name="P3" draw:layer="layout" svg:x1="10.4cm" svg:y1="15.291cm" svg:x2="10.4cm" svg:y2="15.691cm">
          <text:p/>
        </draw:line>
        <draw:line draw:style-name="gr4" draw:text-style-name="P3" draw:layer="layout" svg:x1="10.7cm" svg:y1="15.091cm" svg:x2="10.4cm" svg:y2="15.291cm">
          <text:p/>
        </draw:line>
        <draw:line draw:style-name="gr4" draw:text-style-name="P3" draw:layer="layout" svg:x1="10.4cm" svg:y1="15.691cm" svg:x2="10.7cm" svg:y2="15.891cm">
          <text:p/>
        </draw:line>
        <draw:line draw:style-name="gr4" draw:text-style-name="P3" draw:layer="layout" svg:x1="10.7cm" svg:y1="15.091cm" svg:x2="10.7cm" svg:y2="15.891cm">
          <text:p/>
        </draw:line>
        <draw:frame draw:style-name="gr5" draw:text-style-name="P2" draw:layer="layout" svg:width="7.325cm" svg:height="0.88cm" svg:x="10.8cm" svg:y="15.091cm">
          <draw:text-box>
            <text:p><text:span text:style-name="T1">Alarm on main battery failure</text:span></text:p>
          </draw:text-box>
        </draw:frame>
        <draw:line draw:style-name="gr4" draw:text-style-name="P3" draw:layer="layout" svg:x1="10cm" svg:y1="15.491cm" svg:x2="7cm" svg:y2="15.491cm">
          <text:p/>
        </draw:line>
        <draw:custom-shape draw:style-name="gr8" draw:text-style-name="P3" draw:layer="layout" svg:width="3cm" svg:height="1.4cm" svg:x="8cm" svg:y="16.89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5cm" svg:height="1cm" svg:x="8.2cm" svg:y="17.09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5cm" svg:height="1cm" svg:x="8.9cm" svg:y="17.09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5cm" svg:height="1cm" svg:x="9.6cm" svg:y="17.09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5cm" svg:height="1cm" svg:x="10.3cm" svg:y="17.09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2cm" svg:height="1cm" svg:x="11cm" svg:y="17.091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0.6cm" svg:y1="17.091cm" svg:x2="10.6cm" svg:y2="15.991cm">
          <text:p/>
        </draw:line>
        <draw:line draw:style-name="gr4" draw:text-style-name="P3" draw:layer="layout" svg:x1="7cm" svg:y1="15.991cm" svg:x2="10.6cm" svg:y2="15.991cm">
          <text:p/>
        </draw:line>
        <draw:line draw:style-name="gr4" draw:text-style-name="P3" draw:layer="layout" svg:x1="9.8cm" svg:y1="17.091cm" svg:x2="9.8cm" svg:y2="16.191cm">
          <text:p/>
        </draw:line>
        <draw:line draw:style-name="gr4" draw:text-style-name="P3" draw:layer="layout" svg:x1="7cm" svg:y1="16.191cm" svg:x2="9.8cm" svg:y2="16.191cm">
          <text:p/>
        </draw:line>
        <draw:line draw:style-name="gr4" draw:text-style-name="P3" draw:layer="layout" svg:x1="7cm" svg:y1="16.391cm" svg:x2="9.2cm" svg:y2="16.391cm">
          <text:p/>
        </draw:line>
        <draw:line draw:style-name="gr4" draw:text-style-name="P3" draw:layer="layout" svg:x1="9.2cm" svg:y1="17.091cm" svg:x2="9.2cm" svg:y2="16.391cm">
          <text:p/>
        </draw:line>
        <draw:line draw:style-name="gr4" draw:text-style-name="P3" draw:layer="layout" svg:x1="8.5cm" svg:y1="17.091cm" svg:x2="8.5cm" svg:y2="16.591cm">
          <text:p/>
        </draw:line>
        <draw:line draw:style-name="gr4" draw:text-style-name="P3" draw:layer="layout" svg:x1="8.5cm" svg:y1="16.591cm" svg:x2="6.9cm" svg:y2="16.591cm">
          <text:p/>
        </draw:line>
        <draw:line draw:style-name="gr4" draw:text-style-name="P3" draw:layer="layout" svg:x1="8cm" svg:y1="17.591cm" svg:x2="6.6cm" svg:y2="17.591cm">
          <text:p/>
        </draw:line>
        <draw:frame draw:style-name="gr5" draw:text-style-name="P2" draw:layer="layout" svg:width="8.387cm" svg:height="1.409cm" svg:x="11.484cm" svg:y="16.891cm">
          <draw:text-box>
            <text:p><text:span text:style-name="T1">Main battery with every cell being</text:span></text:p>
            <text:p><text:span text:style-name="T1">voltage monitored</text:span></text:p>
          </draw:text-box>
        </draw:frame>
        <draw:frame draw:style-name="gr9" draw:text-style-name="P3" draw:layer="layout" svg:width="19cm" svg:height="3.4cm" svg:x="1cm" svg:y="1cm">
          <draw:text-box>
            <text:p text:style-name="P1"><text:span text:style-name="T2">autoCut</text:span></text:p>
            <text:p text:style-name="P1"><text:span text:style-name="T3"/></text:p>
            <text:p text:style-name="P1"><text:span text:style-name="T3">Overview - Electronics</text:span></text:p>
          </draw:text-box>
        </draw:frame>
        <draw:line draw:style-name="gr1" draw:text-style-name="P1" draw:layer="layout" svg:x1="3cm" svg:y1="22.3cm" svg:x2="2.4cm" svg:y2="22.3cm">
          <text:p/>
        </draw:line>
        <draw:line draw:style-name="gr2" draw:text-style-name="P1" draw:layer="layout" svg:x1="3cm" svg:y1="21.1cm" svg:x2="1.7cm" svg:y2="21.1cm">
          <text:p/>
        </draw:line>
        <draw:frame draw:style-name="gr10" draw:text-style-name="P2" draw:layer="layout" svg:width="5.493cm" svg:height="1.409cm" svg:x="8.107cm" svg:y="23.491cm">
          <draw:text-box>
            <text:list text:style-name="L1">
              <text:list-item>
                <text:p><text:span text:style-name="T1">Bumpers</text:span></text:p>
              </text:list-item>
              <text:list-item>
                <text:p><text:span text:style-name="T1">Distance sensors</text:span></text:p>
              </text:list-item>
            </text:list>
          </draw:text-box>
        </draw:frame>
        <draw:custom-shape draw:style-name="gr11" draw:text-style-name="P3" draw:layer="layout" svg:width="0.6cm" svg:height="1.4cm" svg:x="13.3cm" svg:y="23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12" draw:text-style-name="P1" draw:layer="layout" svg:x1="3cm" svg:y1="19.8cm" svg:x2="20cm" svg:y2="19.8cm">
          <text:p/>
        </draw:line>
        <draw:frame draw:style-name="gr13" draw:text-style-name="P4" draw:layer="layout" svg:width="4.7cm" svg:height="0.95cm" svg:x="15.5cm" svg:y="18.9cm">
          <draw:text-box>
            <text:p text:style-name="P4"><text:span text:style-name="T4">No Hardware yet </text:span></text:p>
          </draw:text-box>
        </draw:frame>
        <draw:line draw:style-name="gr14" draw:text-style-name="P1" draw:layer="layout" svg:x1="20cm" svg:y1="19.8cm" svg:x2="20cm" svg:y2="21.1cm">
          <text:p/>
        </draw:line>
        <draw:custom-shape draw:style-name="gr15" draw:text-style-name="P1" draw:layer="layout" svg:width="4cm" svg:height="1cm" svg:x="9cm" svg:y="20.7cm">
          <text:p text:style-name="P1">LCD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8cm" svg:height="0.8cm" svg:x="9.1cm" svg:y="21.9cm">
          <text:p text:style-name="P1">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8cm" svg:height="0.8cm" svg:x="10.101cm" svg:y="21.901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8cm" svg:height="0.8cm" svg:x="11.101cm" svg:y="21.902cm">
          <text:p text:style-name="P1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8cm" svg:height="0.8cm" svg:x="12.102cm" svg:y="21.903cm">
          <text:p text:style-name="P1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9.9cm" svg:y1="22.3cm" svg:x2="10.1cm" svg:y2="22.3cm">
          <text:p/>
        </draw:line>
        <draw:line draw:style-name="gr4" draw:text-style-name="P1" draw:layer="layout" svg:x1="10.9cm" svg:y1="22.3cm" svg:x2="11.1cm" svg:y2="22.3cm">
          <text:p/>
        </draw:line>
        <draw:line draw:style-name="gr4" draw:text-style-name="P1" draw:layer="layout" svg:x1="11.9cm" svg:y1="22.3cm" svg:x2="12.1cm" svg:y2="22.3cm">
          <text:p/>
        </draw:line>
        <draw:line draw:style-name="gr4" draw:text-style-name="P1" draw:layer="layout" svg:x1="9cm" svg:y1="21.3cm" svg:x2="7cm" svg:y2="21.3cm">
          <text:p/>
        </draw:line>
        <draw:line draw:style-name="gr4" draw:text-style-name="P1" draw:layer="layout" svg:x1="9.1cm" svg:y1="22.3cm" svg:x2="8.8cm" svg:y2="22.3cm">
          <text:p/>
        </draw:line>
        <draw:line draw:style-name="gr4" draw:text-style-name="P1" draw:layer="layout" svg:x1="8.8cm" svg:y1="21.5cm" svg:x2="8.8cm" svg:y2="22.3cm">
          <text:p/>
        </draw:line>
        <draw:line draw:style-name="gr4" draw:text-style-name="P1" draw:layer="layout" svg:x1="7cm" svg:y1="21.5cm" svg:x2="8.8cm" svg:y2="21.5cm">
          <text:p/>
        </draw:line>
        <draw:custom-shape draw:style-name="gr11" draw:text-style-name="P3" draw:layer="layout" svg:width="0.6cm" svg:height="2cm" svg:x="13.3cm" svg:y="20.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text-style-name="P2" draw:layer="layout" svg:width="6.482cm" svg:height="1.409cm" svg:x="13.8cm" svg:y="20.991cm">
          <draw:text-box>
            <text:p><text:span text:style-name="T1">User Interface</text:span></text:p>
            <text:p><text:span text:style-name="T1">(Choose Wifi network etc)</text:span></text:p>
          </draw:text-box>
        </draw:frame>
        <draw:custom-shape draw:style-name="gr8" draw:text-style-name="P1" draw:layer="layout" svg:width="1.5cm" svg:height="0.7cm" svg:x="9.143cm" svg:y="5.3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.542cm" svg:height="0.88cm" svg:x="7.343cm" svg:y="4.9cm">
          <draw:text-box>
            <text:p><text:span text:style-name="T1">USB</text:span></text:p>
          </draw:text-box>
        </draw:frame>
        <draw:custom-shape draw:style-name="gr16" draw:text-style-name="P3" draw:layer="layout" svg:width="4cm" svg:height="2cm" svg:x="3cm" svg:y="5.491cm">
          <text:p text:style-name="P1"><text:span text:style-name="T1">Main Module</text:span></text:p>
          <text:p text:style-name="P1"><text:span text:style-name="T1">(Single board</text:span></text:p>
          <text:p text:style-name="P1"><text:span text:style-name="T1">Computer)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4cm" svg:height="2cm" svg:x="3cm" svg:y="11.491cm">
          <text:p text:style-name="P1"><text:span text:style-name="T1">Driving Module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4cm" svg:height="2cm" svg:x="3cm" svg:y="8.491cm">
          <text:p text:style-name="P1"><text:span text:style-name="T1">Mowing Module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6.9cm" svg:y1="16.491cm" svg:x2="6.9cm" svg:y2="16.591cm">
          <text:p/>
        </draw:line>
        <draw:line draw:style-name="gr4" draw:text-style-name="P3" draw:layer="layout" svg:x1="6.557cm" svg:y1="16.51cm" svg:x2="6.557cm" svg:y2="17.61cm">
          <text:p/>
        </draw:line>
        <draw:custom-shape draw:style-name="gr16" draw:text-style-name="P3" draw:layer="layout" svg:width="4cm" svg:height="2cm" svg:x="3cm" svg:y="20.7cm">
          <text:p text:style-name="P1"><text:span text:style-name="T1">User Module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4cm" svg:height="2cm" svg:x="3cm" svg:y="14.491cm">
          <text:p text:style-name="P1"><text:span text:style-name="T1">Powersupply</text:span></text:p>
          <text:p text:style-name="P1"><text:span text:style-name="T1">Module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8cm" svg:y1="23.6cm" svg:x2="8cm" svg:y2="24.8cm">
          <text:p/>
        </draw:line>
        <draw:line draw:style-name="gr4" draw:text-style-name="P1" draw:layer="layout" svg:x1="8cm" svg:y1="24.2cm" svg:x2="6.8cm" svg:y2="24.2cm">
          <text:p/>
        </draw:line>
        <draw:frame draw:style-name="gr5" draw:text-style-name="P2" draw:layer="layout" svg:width="5.53cm" svg:height="1.409cm" svg:x="13.9cm" svg:y="23.6cm">
          <draw:text-box>
            <text:p><text:span text:style-name="T1">For not bumping into </text:span></text:p>
            <text:p><text:span text:style-name="T1">things</text:span></text:p>
          </draw:text-box>
        </draw:frame>
        <draw:frame draw:style-name="gr10" draw:text-style-name="P2" draw:layer="layout" svg:width="5.507cm" svg:height="2.467cm" svg:x="8.082cm" svg:y="25.592cm">
          <draw:text-box>
            <text:list text:style-name="L1">
              <text:list-item>
                <text:p><text:span text:style-name="T1">Boundary wire </text:span></text:p>
                <text:p><text:span text:style-name="T1">sensor</text:span></text:p>
              </text:list-item>
              <text:list-item>
                <text:p><text:span text:style-name="T1">Ultrasonic (?) </text:span></text:p>
                <text:p><text:span text:style-name="T1">positioning system</text:span></text:p>
              </text:list-item>
            </text:list>
          </draw:text-box>
        </draw:frame>
        <draw:custom-shape draw:style-name="gr11" draw:text-style-name="P3" draw:layer="layout" svg:width="0.6cm" svg:height="2.499cm" svg:x="13.275cm" svg:y="25.6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4" draw:text-style-name="P1" draw:layer="layout" svg:x1="7.975cm" svg:y1="25.701cm" svg:x2="8cm" svg:y2="28cm">
          <text:p/>
        </draw:line>
        <draw:line draw:style-name="gr4" draw:text-style-name="P1" draw:layer="layout" svg:x1="7.975cm" svg:y1="26.801cm" svg:x2="6.5cm" svg:y2="26.8cm">
          <text:p/>
        </draw:line>
        <draw:frame draw:style-name="gr5" draw:text-style-name="P2" draw:layer="layout" svg:width="5.555cm" svg:height="2.467cm" svg:x="13.975cm" svg:y="25.601cm">
          <draw:text-box>
            <text:p><text:span text:style-name="T1">Keep the robot in the </text:span></text:p>
            <text:p><text:span text:style-name="T1">garden / find battery</text:span></text:p>
            <text:p><text:span text:style-name="T1">changing station /</text:span></text:p>
            <text:p><text:span text:style-name="T1">optimize efficiency</text:span></text:p>
          </draw:text-box>
        </draw:frame>
        <draw:line draw:style-name="gr4" draw:text-style-name="P1" draw:layer="layout" svg:x1="6.5cm" svg:y1="25.4cm" svg:x2="6.5cm" svg:y2="26.8cm">
          <text:p/>
        </draw:line>
        <draw:custom-shape draw:style-name="gr16" draw:text-style-name="P3" draw:layer="layout" svg:width="4cm" svg:height="2cm" svg:x="3cm" svg:y="23.7cm">
          <text:p text:style-name="P1"><text:span text:style-name="T1">Orientation</text:span></text:p>
          <text:p text:style-name="P1"><text:span text:style-name="T1">module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3cm" svg:y1="25.3cm" svg:x2="2.4cm" svg:y2="25.3cm">
          <text:p/>
        </draw:line>
        <draw:line draw:style-name="gr2" draw:text-style-name="P1" draw:layer="layout" svg:x1="3cm" svg:y1="24.1cm" svg:x2="1.7cm" svg:y2="24.1cm">
          <text:p/>
        </draw:line>
        <draw:custom-shape draw:style-name="gr8" draw:text-style-name="P1" draw:layer="layout" svg:width="1.4cm" svg:height="1.4cm" draw:transform="rotate (-1.5707963267949) translate (11.9cm 3.5cm)">
          <text:p/>
          <draw:enhanced-geometry svg:viewBox="0 0 21600 21600" draw:type="block-arc" draw:modifiers="-147.413791629292 10717.732861702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" draw:text-style-name="P1" draw:layer="layout" svg:width="0.6cm" svg:height="0.6cm" draw:transform="rotate (-1.5707963267949) translate (11.1cm 3.9cm)">
          <text:p/>
          <draw:enhanced-geometry svg:viewBox="0 0 21600 21600" draw:type="block-arc" draw:modifiers="-147.413791629292 10717.732861702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" draw:text-style-name="P1" draw:layer="layout" svg:width="1cm" svg:height="1cm" draw:transform="rotate (-1.5707963267949) translate (11.5cm 3.7cm)">
          <text:p/>
          <draw:enhanced-geometry svg:viewBox="0 0 21600 21600" draw:type="block-arc" draw:modifiers="-147.413791629292 10717.732861702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roman" style:font-pitch="variable"/>
    <style:font-face style:name="Nimbus Roman No9 L" svg:font-family="'Nimbus Roman No9 L'" style:font-family-generic="roman" style:font-pitch="variable"/>
    <style:font-face style:name="DejaVu Sans1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de" fo:country="DE" style:font-name-asian="DejaVu Sans1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30T01:09:58.688047295</meta:creation-date>
    <dc:date>2014-08-20T20:40:23.472527228</dc:date>
    <meta:editing-duration>PT34M5S</meta:editing-duration>
    <meta:editing-cycles>14</meta:editing-cycles>
    <meta:generator>LibreOffice/4.2.5.2$Linux_X86_64 LibreOffice_project/420m0$Build-2</meta:generator>
    <meta:document-statistic meta:object-count="134"/>
  </office:meta>
</office:document-meta>
</file>